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ternal-economy-protocol"/>Internal Economy Protocol<text:bookmark-end text:name="internal-economy-protocol"/></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3/internal-economy-protocol" office:name=""><text:span text:style-name="Definition">https://blueprint.ecohubs.community/articles/rcos-templates/layer-3/internal-economy-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1-commons-vs-private-resources" office:name=""><text:span text:style-name="Definition">§5.1</text:span></text:a>, <text:a xlink:type="simple" xlink:href="https://blueprint.ecohubs.community/articles/rcos-core/v0-1/layer-3-economic-resource-system#52-contribution-recognition" office:name=""><text:span text:style-name="Definition">§5.2</text:span></text:a>, <text:a xlink:type="simple" xlink:href="https://blueprint.ecohubs.community/articles/rcos-core/v0-1/layer-3-economic-resource-system#54-accumulation-constraints" office:name=""><text:span text:style-name="Definition">§5.4</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commons-vs-private-classification"/>Commons vs. Private Classification<text:bookmark-end text:name="commons-vs-private-classification"/></text:h>
      <text:p text:style-name="First_20_paragraph"><text:span text:style-name="T2">RCOS clauses: </text:span><text:a xlink:type="simple" xlink:href="https://blueprint.ecohubs.community/articles/rcos-core/v0-1/layer-3-economic-resource-system#51-commons-vs-private-resources" office:name=""><text:span text:style-name="Definition"><text:span text:style-name="T2">5.1.1</text:span></text:span></text:a><text:span text:style-name="T2">, </text:span><text:a xlink:type="simple" xlink:href="https://blueprint.ecohubs.community/articles/rcos-core/v0-1/layer-3-economic-resource-system#51-commons-vs-private-resources" office:name=""><text:span text:style-name="Definition"><text:span text:style-name="T2">5.1.2</text:span></text:span></text:a><text:span text:style-name="T2">, </text:span><text:a xlink:type="simple" xlink:href="https://blueprint.ecohubs.community/articles/rcos-core/v0-1/layer-3-economic-resource-system#51-commons-vs-private-resources" office:name=""><text:span text:style-name="Definition"><text:span text:style-name="T2">5.1.3</text:span></text:span></text:a><text:span text:style-name="T2">, </text:span><text:a xlink:type="simple" xlink:href="https://blueprint.ecohubs.community/articles/rcos-core/v0-1/layer-3-economic-resource-system#51-commons-vs-private-resources" office:name=""><text:span text:style-name="Definition"><text:span text:style-name="T2">5.1.4</text:span></text:span></text:a><text:span text:style-name="T2">, </text:span><text:a xlink:type="simple" xlink:href="https://blueprint.ecohubs.community/articles/rcos-core/v0-1/layer-3-economic-resource-system#51-commons-vs-private-resources" office:name=""><text:span text:style-name="Definition"><text:span text:style-name="T2">5.1.5</text:span></text:span></text:a><text:span text:style-name="T2">, </text:span><text:a xlink:type="simple" xlink:href="https://blueprint.ecohubs.community/articles/rcos-core/v0-1/layer-3-economic-resource-system#56-layer-invariants" office:name=""><text:span text:style-name="Definition"><text:span text:style-name="T2">5.6.2</text:span></text:span></text:a></text:p>
      <text:p text:style-name="P3"><text:span text:style-name="T1">Rationale — Why classify every resource</text:span></text:p>
      <text:p text:style-name="P3">Unclassified resources are where quiet privatization happens — someone starts treating a shared asset as personal, or a private asset gets quietly absorbed into community obligations, and by the time anyone notices the norm has shifted. Explicit classification, with stewards and transfer rules named up front, makes any change to that status a visible governance act rather than a creeping fact.</text:p>
      <text:p text:style-name="P4"><text:span text:style-name="T1">Instructions — How to fill this in</text:span></text:p>
      <text:p text:style-name="P4">For each resource the community holds, declare classification (Commons / Private), name a steward, define access rules, and state transfer constraints. Unclassified resources must not be allocated, encumbered, monetized, or transferred until classifie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ource</text:p>
            </table:table-cell>
            <table:table-cell table:style-name="TableHeaderRowCell" office:value-type="string">
              <text:p text:style-name="Table_20_Heading">Classification</text:p>
            </table:table-cell>
            <table:table-cell table:style-name="TableHeaderRowCell" office:value-type="string">
              <text:p text:style-name="Table_20_Heading">Steward</text:p>
            </table:table-cell>
            <table:table-cell table:style-name="TableHeaderRowCell" office:value-type="string">
              <text:p text:style-name="Table_20_Heading">Access rules</text:p>
            </table:table-cell>
            <table:table-cell table:style-name="TableHeaderRowCell" office:value-type="string">
              <text:p text:style-name="Table_20_Heading">Transfer constraints</text:p>
            </table:table-cell>
          </table:table-row>
        </table:table-header-rows>
        <table:table-row>
          <table:table-cell table:style-name="TableRowCell" office:value-type="string">
            <text:p text:style-name="Table_20_Contents"><text:span text:style-name="T2">&lt;e.g. RCOS specification and artifacts&gt;</text:span></text:p>
          </table:table-cell>
          <table:table-cell table:style-name="TableRowCell" office:value-type="string">
            <text:p text:style-name="Table_20_Contents"><text:span text:style-name="T2">&lt;Commons / Private&gt;</text:span></text:p>
          </table:table-cell>
          <table:table-cell table:style-name="TableRowCell" office:value-type="string">
            <text:p text:style-name="Table_20_Contents"/>
          </table:table-cell>
          <table:table-cell table:style-name="TableRowCell" office:value-type="string">
            <text:p text:style-name="Table_20_Contents"><text:span text:style-name="T2">&lt;who reads / writes&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hared treasury&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Community 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Brand and social account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Land or physical infrastructur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Any unclassified resource must not be allocated, encumbered, monetized, or transferred until classification is completed.</text:p>
      <text:h text:style-name="Heading_20_2" text:outline-level="2"><text:bookmark-start text:name="recognized-contribution-categories"/>Recognized Contribution Categories<text:bookmark-end text:name="recognized-contribution-categorie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1</text:span></text:span></text:a><text:span text:style-name="T2">, </text:span><text:a xlink:type="simple" xlink:href="https://blueprint.ecohubs.community/articles/rcos-core/v0-1/layer-3-economic-resource-system#52-contribution-recognition" office:name=""><text:span text:style-name="Definition"><text:span text:style-name="T2">5.2.3</text:span></text:span></text:a><text:span text:style-name="T2">, </text:span><text:a xlink:type="simple" xlink:href="https://blueprint.ecohubs.community/articles/rcos-core/v0-1/layer-3-economic-resource-system#56-layer-invariants" office:name=""><text:span text:style-name="Definition"><text:span text:style-name="T2">5.6.3</text:span></text:span></text:a></text:p>
      <text:p text:style-name="P6"><text:span text:style-name="T1">Rationale — Why name the kinds of work that count</text:span></text:p>
      <text:p text:style-name="P6">If the community never says out loud which kinds of work it depends on, the invisible work — care, facilitation, moderation, stewardship — stays invisible, and the people doing it burn out or leave. Enumerating categories converts “someone just does this” into recognized labour the system has to account for.</text:p>
      <text:p text:style-name="P7"><text:span text:style-name="T1">Instructions — How to fill this in</text:span></text:p>
      <text:p text:style-name="P7">List the categories of contribution your community recognizes. Care, facilitation, stewardship, and informal participation are commonly under-recognized — name them explicitly if they apply.</text:p>
      <table:table table:name="Table2" table:style-name="Table2">
        <table:table-column table:style-name="Table2.A"/>
        <table:table-column table:style-name="Table2.B"/>
        <table:table-header-rows>
          <table:table-row>
            <table:table-cell table:style-name="TableHeaderRowCell" office:value-type="string">
              <text:p text:style-name="Table_20_Heading">Category</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text:span text:style-name="T2">&lt;e.g. Knowledge &amp; Research&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echnical Developmen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Governance &amp; C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ommunity Buildi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are &amp; Suppor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tewardship&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Informal Participation&gt;</text:span></text:p>
          </table:table-cell>
          <table:table-cell table:style-name="TableRowCell" office:value-type="string">
            <text:p text:style-name="Table_20_Contents"/>
          </table:table-cell>
        </table:table-row>
      </table:table>
      <text:h text:style-name="Heading_20_2" text:outline-level="2"><text:bookmark-start text:name="contribution-recognition-mechanism"/>Contribution Recognition Mechanism<text:bookmark-end text:name="contribution-recognition-mechanism"/></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2</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8"><text:span text:style-name="T1">Rationale — Why pin down how recognition actually works</text:span></text:p>
      <text:p text:style-name="P8">Without a defined mechanism, “who gets credit” becomes a matter of who is loudest or closest to whoever decides. Specifying what qualifies, how it’s recorded, who validates, and how to dispute it turns recognition into something a member can actually rely on — and blocks recognition from silently mutating into governance influence.</text:p>
      <text:p text:style-name="P9"><text:span text:style-name="T1">Instructions — How to fill this in</text:span></text:p>
      <text:p text:style-name="P9">State what qualifies, how recognitions are recorded, who validates, what they unlock (or do not unlock), and how members dispute a record.</text:p>
      <text:list text:style-name="L3">
        <text:list-item>
          <text:p text:style-name="P10"><text:span text:style-name="T1">What qualifies:</text:span> <text:span text:style-name="T2">&lt;which activities count, and at whose declaration.&gt;</text:span></text:p>
        </text:list-item>
        <text:list-item>
          <text:p text:style-name="P10"><text:span text:style-name="T1">How contributions are recorded:</text:span> <text:span text:style-name="T2">&lt;structured channel; informal/self-reported channel.&gt;</text:span></text:p>
        </text:list-item>
        <text:list-item>
          <text:p text:style-name="P10"><text:span text:style-name="T1">Who validates:</text:span> <text:span text:style-name="T2">&lt;automatic / role holder / nomination process.&gt;</text:span></text:p>
        </text:list-item>
        <text:list-item>
          <text:p text:style-name="P10"><text:span text:style-name="T1">Effect on access/privileges:</text:span> <text:span text:style-name="T2">&lt;recognition affects internal-unit balance only; does not grant additional governance rights beyond the membership state.&gt;</text:span></text:p>
        </text:list-item>
        <text:list-item>
          <text:p text:style-name="P10"><text:span text:style-name="T1">Dispute:</text:span> </text:p>
        </text:list-item>
      </text:list>
      <text:h text:style-name="Heading_20_2" text:outline-level="2"><text:bookmark-start text:name="internal-units"/>Internal Units<text:bookmark-end text:name="internal-unit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4</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11"><text:span text:style-name="T1">Rationale — Why define internal units this precisely</text:span></text:p>
      <text:p text:style-name="P11">Internal units tend to grow powers no one voted for — decay, caps, transferability, governance weight — unless each property is nailed down in writing. Listing issuance, transfer rules, privacy, and explicit non-governance status makes the units tools of recognition rather than quiet shadow currencies.</text:p>
      <text:p text:style-name="P12"><text:span text:style-name="T1">Instructions — How to fill this in</text:span></text:p>
      <text:p text:style-name="P12">If your community uses internal units (XP, ECO, credits, etc.), define each unit’s purpose, issuance, transferability, decay, cap, fraud prevention, and privacy. Explicitly state that units do not grant governance rights beyond the membership stat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erty</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Purpos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Issuanc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erabilit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tion / deca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Hard cap</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Fraud pre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ivac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Internal units do not grant governance rights beyond what the membership state defines.</text:p>
      <text:h text:style-name="Heading_20_2" text:outline-level="2"><text:bookmark-start text:name="accumulation-constraints"/>Accumulation Constraints<text:bookmark-end text:name="accumulation-constraint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1</text:span></text:span></text:a><text:span text:style-name="T2">, </text:span><text:a xlink:type="simple" xlink:href="https://blueprint.ecohubs.community/articles/rcos-core/v0-1/layer-3-economic-resource-system#54-accumulation-constraints" office:name=""><text:span text:style-name="Definition"><text:span text:style-name="T2">5.4.2</text:span></text:span></text:a><text:span text:style-name="T2">, </text:span><text:a xlink:type="simple" xlink:href="https://blueprint.ecohubs.community/articles/rcos-core/v0-1/layer-3-economic-resource-system#54-accumulation-constraints" office:name=""><text:span text:style-name="Definition"><text:span text:style-name="T2">5.4.3</text:span></text:span></text:a><text:span text:style-name="T2">, </text:span><text:a xlink:type="simple" xlink:href="https://blueprint.ecohubs.community/articles/rcos-core/v0-1/layer-3-economic-resource-system#54-accumulation-constraints" office:name=""><text:span text:style-name="Definition"><text:span text:style-name="T2">5.4.4</text:span></text:span></text:a><text:span text:style-name="T2">, </text:span><text:a xlink:type="simple" xlink:href="https://blueprint.ecohubs.community/articles/rcos-core/v0-1/layer-3-economic-resource-system#56-layer-invariants" office:name=""><text:span text:style-name="Definition"><text:span text:style-name="T2">5.6.4</text:span></text:span></text:a></text:p>
      <text:p text:style-name="P14"><text:span text:style-name="T1">Rationale — Why constrain accumulation at all</text:span></text:p>
      <text:p text:style-name="P14">Any internal unit that can pile up without limit eventually becomes leverage — a few members with large balances gain informal sway the governance system never granted them. Stating accumulation rules explicitly, even when the current rule is “none yet,” keeps the question open and forces a visible decision before concentration becomes a structural problem.</text:p>
      <text:p text:style-name="P15"><text:span text:style-name="T1">Instructions — How to fill this in</text:span></text:p>
      <text:p text:style-name="P15">State the current accumulation rule (cap, decay, none) and the rule that no internal unit may be converted into governance authority.</text:p>
      <text:list text:style-name="L4">
        <text:list-item>
          <text:p text:style-name="P16"><text:span text:style-name="T2">&lt;Hard cap on internal units, if any.&gt;</text:span></text:p>
        </text:list-item>
        <text:list-item>
          <text:p text:style-name="P16"><text:span text:style-name="T2">&lt;Decay rule, if any.&gt;</text:span></text:p>
        </text:list-item>
        <text:list-item>
          <text:p text:style-name="P16"/>
        </text:list-item>
      </text:list>
      <text:h text:style-name="Heading_20_2" text:outline-level="2"><text:bookmark-start text:name="external-income-interfaces"/>External Income Interfaces<text:bookmark-end text:name="external-income-interfa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17"><text:span text:style-name="T1">Rationale — Why require approval before money arrives</text:span></text:p>
      <text:p text:style-name="P17">Once funds are in hand, the conversation shifts from “should we accept this?” to “what do we do with it?” — and the conditions attached to the income (grant terms, partnership obligations, service commitments) are often already locked in. Requiring a Strategic decision before any new income channel opens keeps the community in control of what it takes on.</text:p>
      <text:p text:style-name="P18"><text:span text:style-name="T1">Instructions — How to fill this in</text:span></text:p>
      <text:p text:style-name="P18">List current declared income channels, name potential future channels, and require Strategic approval before any new channel is opened.</text:p>
      <text:list text:style-name="L5">
        <text:list-item>
          <text:p text:style-name="P19"/>
        </text:list-item>
        <text:list-item>
          <text:p text:style-name="P19"/>
        </text:list-item>
        <text:list-item>
          <text:p text:style-name="P19"><text:span text:style-name="T2">&lt;Rule: any new external income interface must be declared and approved via a Strategic decision before funds are received or commitments made.&gt;</text:span></text:p>
        </text:list-item>
      </text:list>
      <text:h text:style-name="Heading_20_2" text:outline-level="2"><text:bookmark-start text:name="dispute-resolution-for-economic-records"/>Dispute Resolution for Economic Records<text:bookmark-end text:name="dispute-resolution-for-economic-records"/></text:h>
      <text:p text:style-name="P20"><text:span text:style-name="T1">Rationale — Why time-box economic disputes</text:span></text:p>
      <text:p text:style-name="P20">Contribution and balance records accumulate fast; if disputes could be raised indefinitely, the ledger would never settle and every historical credit would stay contestable. A defined window with a named resolver and an appeal path gives members a real chance to correct errors without leaving the whole economic history perpetually unstable.</text:p>
      <text:p text:style-name="P21"><text:span text:style-name="T1">Instructions — How to fill this in</text:span></text:p>
      <text:p text:style-name="P21">State the dispute window, named resolver, and appeal path. Reference the Contribution Recognition Mechanism for the full process.</text:p>
      <text:p text:style-name="First_20_paragraph"><text:span text:style-name="T2">&lt;Window for contesting a contribution record or balance; named resolver; appeal path to Full Members via the governance process.&gt;</text:span></text:p>
      <text:p text:style-name="Horizontal_20_Line"/>
      <text:h text:style-name="Heading_20_2" text:outline-level="2"><text:bookmark-start text:name="ratification-record"/>Ratification Record<text:bookmark-end text:name="ratification-record"/></text:h>
      <text:list text:style-name="L6">
        <text:list-item>
          <text:p text:style-name="P22"><text:span text:style-name="T1">Adopted:</text:span> </text:p>
        </text:list-item>
        <text:list-item>
          <text:p text:style-name="P22"><text:span text:style-name="T1">Decision type:</text:span> Strategic</text:p>
        </text:list-item>
        <text:list-item>
          <text:p text:style-name="P22"><text:span text:style-name="T1">Version:</text:span> </text:p>
        </text:list-item>
        <text:list-item>
          <text:p text:style-name="P22"><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3Z</meta:creation-date>
    <dc:date>2026-04-28T01:21:03Z</dc:date>
    <meta:user-defined meta:name="title-meta" meta:value-type="string">Internal Economy Protocol</meta:user-defined>
  </office:meta>
</office:document-meta>
</file>